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application/x-openoffice-gdimetafile;windows_formatname=&quot;GDIMetaFile&quot;" manifest:full-path="ObjectReplacements/Object 1"/>
  <manifest:file-entry manifest:media-type="text/xml" manifest:full-path="settings.xml"/>
  <manifest:file-entry manifest:media-type="text/xml" manifest:full-path="content.xml"/>
  <manifest:file-entry manifest:media-type="image/png" manifest:full-path="Object 1/Pictures/10000000000000200000002000309F1C.png"/>
  <manifest:file-entry manifest:media-type="text/xml" manifest:full-path="Object 1/settings.xml"/>
  <manifest:file-entry manifest:media-type="text/xml" manifest:full-path="Object 1/content.xml"/>
  <manifest:file-entry manifest:media-type="text/xml" manifest:full-path="Object 1/styles.xml"/>
  <manifest:file-entry manifest:media-type="application/vnd.oasis.opendocument.graphics" manifest:version="1.2" manifest:full-path="Object 1/"/>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StarSymbol" svg:font-family="StarSymbol"/>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6.999cm" table:align="margins" fo:keep-with-next="always"/>
    </style:style>
    <style:style style:name="Table1.A" style:family="table-column">
      <style:table-column-properties style:column-width="4.867cm" style:rel-column-width="18765*"/>
    </style:style>
    <style:style style:name="Table1.B" style:family="table-column">
      <style:table-column-properties style:column-width="12.132cm" style:rel-column-width="46770*"/>
    </style:style>
    <style:style style:name="Table1.A1" style:family="table-cell">
      <style:table-cell-properties fo:padding="0cm" fo:border-left="0.05pt solid #000000" fo:border-right="none" fo:border-top="0.05pt solid #000000" fo:border-bottom="0.05pt solid #000000"/>
    </style:style>
    <style:style style:name="Table1.B1" style:family="table-cell">
      <style:table-cell-properties fo:padding="0cm" fo:border="0.05pt solid #000000"/>
    </style:style>
    <style:style style:name="Table1.A2" style:family="table-cell">
      <style:table-cell-properties fo:padding="0cm" fo:border-left="0.05pt solid #000000" fo:border-right="none" fo:border-top="none" fo:border-bottom="0.05pt solid #000000"/>
    </style:style>
    <style:style style:name="Table1.B2" style:family="table-cell">
      <style:table-cell-properties fo:padding="0cm"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2">
      <style:text-properties fo:font-weight="bold" style:font-weight-asian="bold" style:font-weight-complex="bold"/>
    </style:style>
    <style:style style:name="P5" style:family="paragraph" style:parent-style-name="Text_20_body" style:list-style-name="L4">
      <style:text-properties fo:font-weight="bold" style:font-weight-asian="bold" style:font-weight-complex="bold"/>
    </style:style>
    <style:style style:name="P6" style:family="paragraph" style:parent-style-name="Text_20_body" style:list-style-name="L3"/>
    <style:style style:name="P7" style:family="paragraph" style:parent-style-name="Text_20_body" style:list-style-name="L5"/>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2">
      <style:paragraph-properties fo:margin-top="0cm" fo:margin-bottom="0.212cm"/>
    </style:style>
    <style:style style:name="P11" style:family="paragraph" style:parent-style-name="Text_20_body" style:list-style-name="L6">
      <style:paragraph-properties fo:margin-top="0cm" fo:margin-bottom="0cm"/>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style:text-position="super 58%"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Helvetica" fo:font-size="10pt"/>
    </style:style>
    <style:style style:name="fr1" style:family="graphic" style:parent-style-name="Frame">
      <style:graphic-properties fo:margin-top="0cm" fo:margin-bottom="0.101cm" style:vertical-pos="from-top" style:vertical-rel="paragraph" style:horizontal-pos="from-left" style:horizontal-rel="paragraph" style:shadow="none"/>
    </style:style>
    <style:style style:name="fr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eb page structure</text:h>
      <text:list xml:id="list31736453" text:style-name="L1">
        <text:list-item>
          <text:p text:style-name="P2">Overview</text:p>
          <text:list>
            <text:list-item>
              <text:p text:style-name="P2">Overview</text:p>
            </text:list-item>
            <text:list-item>
              <text:p text:style-name="P2">Latest News</text:p>
            </text:list-item>
            <text:list-item>
              <text:p text:style-name="P2">Downloads</text:p>
            </text:list-item>
            <text:list-item>
              <text:p text:style-name="P2">Features</text:p>
            </text:list-item>
            <text:list-item>
              <text:p text:style-name="P2">Requirements</text:p>
            </text:list-item>
          </text:list>
        </text:list-item>
        <text:list-item>
          <text:p text:style-name="P2">Getting Started</text:p>
        </text:list-item>
        <text:list-item>
          <text:p text:style-name="P2">Documentation</text:p>
        </text:list-item>
        <text:list-item>
          <text:p text:style-name="P2">Downloads</text:p>
        </text:list-item>
        <text:list-item>
          <text:p text:style-name="P2">News</text:p>
        </text:list-item>
        <text:list-item>
          <text:p text:style-name="P2">Contact</text:p>
        </text:list-item>
      </text:list>
      <text:h text:style-name="Heading_20_1" text:outline-level="1">Overview</text:h>
      <text:h text:style-name="Heading_20_2" text:outline-level="2">Overview</text:h>
      <text:p text:style-name="Text_20_body">Tilde is firstly a visual debugger for the Lua programming language, and secondly an integrated development environment for Lua. Tilde can connect to a Lua virtual machine hosted by another application on almost any platform. </text:p>
      <text:p text:style-name="Text_20_body">Like Lua, the Tilde debugger is intended to be integrated into a host application. The Tilde IDE is self-contained, however a debuggable application requires additional C++ code to be compiled into it.</text:p>
      <text:p text:style-name="Text_20_body">Unlike other Lua debuggers, Tilde cannot hook into any program, however having low-level access to the Lua virtual machine allows Tilde to provide more functionality.</text:p>
      <text:h text:style-name="Heading_20_2" text:outline-level="2">Features</text:h>
      <text:h text:style-name="Heading_20_3" text:outline-level="3">Lua debugger features</text:h>
      <text:list xml:id="list31741145" text:style-name="L2">
        <text:list-item>
          <text:p text:style-name="P3"><text:span text:style-name="Strong_20_Emphasis">Breakpoints </text:span><text:line-break/>These can be set on any line of a source file.</text:p>
        </text:list-item>
        <text:list-item>
          <text:p text:style-name="P3"><text:span text:style-name="Strong_20_Emphasis">Stepping<text:line-break/></text:span>Once stopped, the user can step over the next line, into a function call, or out of the current function. </text:p>
        </text:list-item>
        <text:list-item>
          <text:p text:style-name="P3"><text:span text:style-name="Strong_20_Emphasis">Stack trace<text:line-break/></text:span>When the machine is stopped, the <text:span text:style-name="Emphasis">Call Stack</text:span> window displays the Lua stack frames of the current call. Double clicking on an entry in the list makes it the active context for locals and watches. </text:p>
        </text:list-item>
        <text:list-item>
          <text:p text:style-name="P3"><text:span text:style-name="Strong_20_Emphasis">Local variables and upvalues</text:span><text:line-break/><text:soft-page-break/>When the machine is stopped, the local variables, upvalues and varargs of the active stack frame are displayed in the <text:span text:style-name="Emphasis">Locals</text:span> window. </text:p>
        </text:list-item>
        <text:list-item>
          <text:p text:style-name="P3"><text:span text:style-name="Strong_20_Emphasis">Watches<text:line-break/></text:span>Arbitrary Lua expressions can be entered into the <text:span text:style-name="Emphasis">Watch</text:span> window. These are evaluated whenever the machine stops. The expression is evaluated in the context of the active stack frame. </text:p>
        </text:list-item>
        <text:list-item>
          <text:p text:style-name="P3"><text:span text:style-name="Strong_20_Emphasis">Expanding tables and userdata</text:span><text:line-break/>A table appears with a + or - beside it. Clicking on the + expands the table, displaying the key/value pairs inside it. Clicking - closes it again.</text:p>
        </text:list-item>
        <text:list-item>
          <text:p text:style-name="P4">Viewing table and userdata metadata<text:span text:style-name="T1"><text:line-break/>Metadata attached to tables or userdata (function environments, metatables and upvalues) can be inspected similarly to key/value pairs.</text:span></text:p>
        </text:list-item>
        <text:list-item>
          <text:p text:style-name="P3"><text:span text:style-name="Strong_20_Emphasis">Threads<text:line-break/></text:span><text:span text:style-name="Strong_20_Emphasis"><text:span text:style-name="T1">When the machine is stopped, the currently active threads are displayed in the </text:span></text:span><text:span text:style-name="Emphasis"><text:span text:style-name="T1">Threads</text:span></text:span><text:span text:style-name="Strong_20_Emphasis"><text:span text:style-name="T1"> window. Newly created threads are displayed with a blue background, and recently deleted threads with a red background.</text:span></text:span></text:p>
        </text:list-item>
        <text:list-item>
          <text:p text:style-name="P3"><text:span text:style-name="Strong_20_Emphasis">Filtering in variable windows</text:span><text:line-break/>In the <text:span text:style-name="Emphasis">Locals</text:span> window and <text:span text:style-name="Emphasis">Watch</text:span> windows, values of type FUNCTION can be filtered out using a toolbar button. Similarly metadata can be shown or hidden.</text:p>
        </text:list-item>
        <text:list-item>
          <text:p text:style-name="P3"><text:span text:style-name="Strong_20_Emphasis">Catching Lua errors<text:line-break/></text:span>When a Lua error is triggered, a dialog box displaying the error message is displayed and the debugger stops on the offending line. The locals, stack frame and watches can all be inspected, however upon stepping or running the normal error handling behaviour is resumed. </text:p>
        </text:list-item>
        <text:list-item>
          <text:p text:style-name="P3"><text:span text:style-name="Strong_20_Emphasis">Script downloading and execution<text:line-break/></text:span>The <text:span text:style-name="Emphasis">Pending Downloads</text:span> window (View/Debug/Pending Downloads) displays a list of script files that have been saved or externally modified. Right click on a file and select “Download” to download and execute it on the target. </text:p>
        </text:list-item>
        <text:list-item>
          <text:p text:style-name="P4">Lua console<text:span text:style-name="T1"><text:line-break/>The user can interactively execute Lua code on the target, similarly to the standalone lua interpreter. If the target is stopped then the script executes in the context of the active stack frame (with full access to local variables and environment). If the target is running the script is executed in the global environment.</text:span></text:p>
        </text:list-item>
        <text:list-item>
          <text:p text:style-name="P3"><text:span text:style-name="T2">Console snippets</text:span><text:span text:style-name="T1"><text:line-break/>Snippets entered in the Lua console can be saved and retrieved later. Tilde supports shared network drives, so multiple users can share useful code snippets.</text:span></text:p>
        </text:list-item>
      </text:list>
      <text:h text:style-name="Heading_20_3" text:outline-level="3">Editor features</text:h>
      <text:list xml:id="list34254090" text:continue-list="list31741145" text:style-name="L2">
        <text:list-item text:start-value="1">
          <text:p text:style-name="P10"><text:span text:style-name="Strong_20_Emphasis">Source control integration</text:span><text:line-break/>If the user attempts to edit a read-only file under revision control, Tilde will automatically offer to check it out from Perforce.</text:p>
        </text:list-item>
        <text:list-item>
          <text:p text:style-name="P10"><text:span text:style-name="Strong_20_Emphasis">Find and replace</text:span><text:line-break/>Text can be searched for in the current document using a Find and Replace dialog modelled on Visual Studio. The regular expression search is provided by Scintilla, and <text:a xlink:type="simple" xlink:href="http://scintilla.sourceforge.net/SciTERegEx.html">documented here</text:a>. </text:p>
        </text:list-item>
        <text:list-item>
          <text:p text:style-name="P10"><text:span text:style-name="Strong_20_Emphasis">Options</text:span><text:line-break/>The “Tools/Options…” menu command can be used to modify project and user options. </text:p>
        </text:list-item>
        <text:list-item>
          <text:p text:style-name="P10"><text:soft-page-break/><text:span text:style-name="Strong_20_Emphasis">Find file in project<text:line-break/></text:span>A searchable list of all the files in the project can be accessed via the menu “Window/Find File in Project” or the shortcut Shift-Alt-O. Enter a substring in the text box to filter the list; this also accepts the wildcards * (match anything) and ? (match any character). </text:p>
        </text:list-item>
      </text:list>
      <text:h text:style-name="Heading_20_2" text:outline-level="2">Requirements</text:h>
      <text:h text:style-name="Heading_20_3" text:outline-level="3">Host requirements</text:h>
      <text:p text:style-name="Text_20_body">The Tilde debugger has been tested on Windows XP Service Pack 3. It requires the .NET Framework 2.0 runtime with Service Pack 1. Tilde does not currently work on Mono (Linux, MacOS), and there are currently no plans to support it.</text:p>
      <text:h text:style-name="Heading_20_3" text:outline-level="3">Lua target requirements</text:h>
      <text:p text:style-name="Text_20_body">The minimum requirements for a Lua target program is that you have access to the application source code and there is a full duplex communications channel available to the host PC.</text:p>
      <text:p text:style-name="Text_20_body">Tilde has built-in support for connecting to a target over TCP sockets, however it is designed to support an arbitrary transport layer. If your target platform does not support sockets you can write your own Tilde plugin and target support code to use a different protocol.</text:p>
      <text:p text:style-name="Text_20_body">The debugger supports Lua coroutines but does not support multiple Lua states. If your application hosts multiple Lua machines (created via lua_newstate()) you will only be able to debug one of them. Multithreaded access to a single Lua virtual machine is also unsupported.</text:p>
      <text:h text:style-name="Heading_20_3" text:outline-level="3">Source build requirements</text:h>
      <text:p text:style-name="Text_20_body">The C++ code uses the STL libraries extensively, so a certain level of standards compliance will be required by the compiler on the target platform. There are currently no plans to provide non-templated C++ or C versions of the target interface code.</text:p>
      <text:h text:style-name="Heading_20_1" text:outline-level="1">Getting Started</text:h>
      <text:p text:style-name="Text_20_body"/>
      <text:h text:style-name="Heading_20_1" text:outline-level="1">User guide</text:h>
      <text:p text:style-name="Text_20_body"/>
      <text:h text:style-name="Heading_20_2" text:outline-level="2">Installation</text:h>
      <text:p text:style-name="Text_20_body"/>
      <text:h text:style-name="Heading_20_2" text:outline-level="2">Projects</text:h>
      <text:p text:style-name="Text_20_body"/>
      <text:h text:style-name="Heading_20_2" text:outline-level="2"><text:soft-page-break/>Debugging</text:h>
      <text:p text:style-name="Text_20_body"/>
      <text:h text:style-name="Heading_20_2" text:outline-level="2">Examples</text:h>
      <text:p text:style-name="Text_20_body"/>
      <text:h text:style-name="Heading_20_1" text:outline-level="1">Developer guide</text:h>
      <text:p text:style-name="Text_20_body"/>
      <text:h text:style-name="Heading_20_2" text:outline-level="2">Building Tilde</text:h>
      <text:p text:style-name="Text_20_body"/>
      <text:h text:style-name="Heading_20_2" text:outline-level="2">Integrating the Lua debugger</text:h>
      <text:h text:style-name="Heading_20_3" text:outline-level="3">Introduction</text:h>
      <text:p text:style-name="Text_20_body">The target debugger code is written in C++, so you must be able to re-compile the application hosting the Lua machine you are debugging. You will also need to configure the debugger and provide hooks between your application and the debugger code.</text:p>
      <text:p text:style-name="Text_20_body">The debugger code is contained in nine source files, two of which are intended to be heavily customised to the needs of your platform and application (HostConfig.h and HostConfig.cpp). The other seven should not require modifications; if you find yourself needing to change things here please report any fixes to the forums. All Tilde code is in the tilde namespace, except for a small number of macros which are prefixed with TILDE_. </text:p>
      <text:p text:style-name="Text_20_body">The source files are:</text:p>
      <table:table table:name="Table1" table:style-name="Table1">
        <table:table-column table:style-name="Table1.A"/>
        <table:table-column table:style-name="Table1.B"/>
        <table:table-row>
          <table:table-cell table:style-name="Table1.A1" office:value-type="string">
            <text:p text:style-name="Table_20_Contents">tilde/HostConfig.h</text:p>
            <text:p text:style-name="Table_20_Contents">tilde/HostConfig.cpp</text:p>
          </table:table-cell>
          <table:table-cell table:style-name="Table1.B1" office:value-type="string">
            <text:p text:style-name="Table_20_Contents">Platform and application customisable settings such as memory allocators, typedefs, endianness, assertion macros, buffer sizes.</text:p>
          </table:table-cell>
        </table:table-row>
        <table:table-row>
          <table:table-cell table:style-name="Table1.A2" office:value-type="string">
            <text:p text:style-name="Table_20_Contents">tilde/LuaDebugger.h</text:p>
            <text:p text:style-name="Table_20_Contents">tilde/LuaDebugger.cpp</text:p>
          </table:table-cell>
          <table:table-cell table:style-name="Table1.B2" office:value-type="string">
            <text:p text:style-name="Table_20_Contents">Hooks into the Lua machine to retrieve and modify the Lua state.</text:p>
          </table:table-cell>
        </table:table-row>
        <table:table-row>
          <table:table-cell table:style-name="Table1.A2" office:value-type="string">
            <text:p text:style-name="Table_20_Contents">tilde/LuaDebuggerComms.h</text:p>
            <text:p text:style-name="Table_20_Contents">tilde/LuaDebuggerComms.cpp</text:p>
          </table:table-cell>
          <table:table-cell table:style-name="Table1.B2" office:value-type="string">
            <text:p text:style-name="Table_20_Contents">Manages the connection between the LuaDebugger and Tilde.</text:p>
          </table:table-cell>
        </table:table-row>
        <table:table-row>
          <table:table-cell table:style-name="Table1.A2" office:value-type="string">
            <text:p text:style-name="Table_20_Contents">tilde/LuaDebuggerProtocol.h</text:p>
          </table:table-cell>
          <table:table-cell table:style-name="Table1.B2" office:value-type="string">
            <text:p text:style-name="Table_20_Contents">Defines the communications protocol between the target and Tilde.</text:p>
          </table:table-cell>
        </table:table-row>
        <table:table-row>
          <table:table-cell table:style-name="Table1.A2" office:value-type="string">
            <text:p text:style-name="Table_20_Contents">tilde/ReceiveMessageBuffer.h</text:p>
          </table:table-cell>
          <table:table-cell table:style-name="Table1.B2" office:value-type="string">
            <text:p text:style-name="Table_20_Contents">Helper class for processing messages received from Tilde.</text:p>
          </table:table-cell>
        </table:table-row>
        <table:table-row>
          <table:table-cell table:style-name="Table1.A2" office:value-type="string">
            <text:p text:style-name="Table_20_Contents">tilde/SendMessageBuffer.h</text:p>
          </table:table-cell>
          <table:table-cell table:style-name="Table1.B2" office:value-type="string">
            <text:p text:style-name="Table_20_Contents">Helper class for generating messages to send to Tilde.</text:p>
          </table:table-cell>
        </table:table-row>
      </table:table>
      <text:p text:style-name="Table">Table <text:sequence text:ref-name="refTable0" text:name="Table" text:formula="ooow:Table+1" style:num-format="1">1</text:sequence>: Tilde target source files.</text:p>
      <text:h text:style-name="Heading_20_3" text:outline-level="3">Procedure</text:h>
      <text:p text:style-name="Text_20_body">An overview of the integration procedure is:</text:p>
      <text:list xml:id="list31713723" text:style-name="L3">
        <text:list-item>
          <text:p text:style-name="P6">Add the three Tilde source files and six header files to your project build system.</text:p>
        </text:list-item>
        <text:list-item>
          <text:p text:style-name="P6"><text:soft-page-break/>Modify HostConfig.h and HostConfig.cpp as required.</text:p>
        </text:list-item>
        <text:list-item>
          <text:p text:style-name="P6">Compile your application. If you need to fix build errors please report these to the project forums.</text:p>
        </text:list-item>
        <text:list-item>
          <text:p text:style-name="P6">Create a class derived from tilde::LuaDebuggerHost and implement all the functions in it.</text:p>
        </text:list-item>
        <text:list-item>
          <text:p text:style-name="P6">Modify the startup code in your application as follows:</text:p>
          <text:list>
            <text:list-item>
              <text:p text:style-name="P6">Create an instance of your tilde::LuaDebuggerHost-derived class.</text:p>
            </text:list-item>
            <text:list-item>
              <text:p text:style-name="P6">Create an instance of tilde::LuaDebuggerComms and pass it your lua_State and your host object.</text:p>
            </text:list-item>
          </text:list>
        </text:list-item>
        <text:list-item>
          <text:p text:style-name="P6">Modify the main loop of your application to check for incoming Tilde connections and messages, and forward these to the tilde::LuaDebuggerComms object.</text:p>
        </text:list-item>
      </text:list>
      <text:h text:style-name="Heading_20_3" text:outline-level="3">Sample application</text:h>
      <text:p text:style-name="Text_20_body">A sample Windows application has been provided that demonstrates how to configure the </text:p>
      <text:h text:style-name="Heading_20_3" text:outline-level="3">Lua debugger transport</text:h>
      <text:h text:style-name="Heading_20_2" text:outline-level="2">Tilde architecture</text:h>
      <text:h text:style-name="Heading_20_3" text:outline-level="3">Overview</text:h>
      <text:p text:style-name="Text_20_body">Tilde is implemented using a simple plugin architecture, split across a number of .NET assemblies. Dependencies between Tilde assemblies are shown below.</text:p>
      <text:p text:style-name="Text_20_body"><draw:frame draw:style-name="fr1" draw:name="Frame1" text:anchor-type="paragraph" svg:x="0.22cm" svg:y="0.39cm" svg:width="17.657cm" draw:z-index="0"><draw:text-box fo:min-height="7.555cm"><text:p text:style-name="Illustration"><draw:frame draw:style-name="fr2" draw:name="Object1" text:anchor-type="paragraph" svg:x="0.004cm" svg:y="0.002cm" svg:width="17.657cm" style:rel-width="100%" svg:height="7.555cm" style:rel-height="scale" draw:z-index="1"><draw:object xlink:href="./Object 1"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Project dependencies</text:p></draw:text-box></draw:frame>The assemblies are:</text:p>
      <text:list xml:id="list31718208" text:style-name="L4">
        <text:list-item>
          <text:p text:style-name="P5">ScintillaNET<text:span text:style-name="T1"><text:line-break/>A 3</text:span><text:span text:style-name="T4">rd</text:span><text:span text:style-name="T1"> party .NET wrapper around the scintilla text control.</text:span></text:p>
        </text:list-item>
        <text:list-item>
          <text:p text:style-name="P5">WinFormsUI<text:span text:style-name="T1"><text:line-break/>A 3</text:span><text:span text:style-name="T4">rd</text:span><text:span text:style-name="T1"> party .NET library for MDI docking interfaces in Windows Forms.</text:span></text:p>
        </text:list-item>
        <text:list-item>
          <text:p text:style-name="P5">Framework<text:span text:style-name="T1"><text:line-break/></text:span><text:soft-page-break/><text:span text:style-name="T1">A core Tilde assembly that contains interfaces and utility classes used by every other assembly.</text:span></text:p>
        </text:list-item>
        <text:list-item>
          <text:p text:style-name="P5">TildeApp<text:span text:style-name="T1"><text:line-break/>The main Tilde executable; implements high-level application managers.</text:span></text:p>
        </text:list-item>
        <text:list-item>
          <text:p text:style-name="P5">CorePlugins<text:span text:style-name="T1"><text:line-break/>Contains Tilde functionality implemented as plugins, as well as utility classes.</text:span></text:p>
        </text:list-item>
        <text:list-item>
          <text:p text:style-name="P5">LuaDebugger<text:span text:style-name="T1"><text:line-break/>A non-core plugin that implements the functionality for debugging Lua programs.</text:span></text:p>
        </text:list-item>
        <text:list-item>
          <text:p text:style-name="P5">LuaSocketConnection<text:span text:style-name="T1"><text:line-break/>An assembly that provides TCP socket connectivity for the LuaDebugger assembly.</text:span></text:p>
        </text:list-item>
      </text:list>
      <text:p text:style-name="Text_20_body">The Framework assembly contains several interfaces which all plugins must implement, in order to be recognised as Tilde plugins. </text:p>
      <text:h text:style-name="Heading_20_3" text:outline-level="3">Manager</text:h>
      <text:p text:style-name="Text_20_body">The single most important object in Tilde is the <text:span text:style-name="Teletype">Manager</text:span> which is accessible to plugins via the <text:span text:style-name="Teletype">IManager</text:span> interface. The manager object provides functionality for:</text:p>
      <text:list xml:id="list31718200" text:style-name="L5">
        <text:list-item>
          <text:p text:style-name="P7">adding menus and toolbars</text:p>
        </text:list-item>
        <text:list-item>
          <text:p text:style-name="P7">setting status messages and progress bars in the main window</text:p>
        </text:list-item>
        <text:list-item>
          <text:p text:style-name="P7">opening, viewing and closing documents</text:p>
        </text:list-item>
        <text:list-item>
          <text:p text:style-name="P7">opening and closing projects</text:p>
        </text:list-item>
        <text:list-item>
          <text:p text:style-name="P7">accessing options, current project, open documents</text:p>
        </text:list-item>
        <text:list-item>
          <text:p text:style-name="P7">sending events when projects, documents and views are opened, saved or closed</text:p>
        </text:list-item>
      </text:list>
      <text:p text:style-name="Text_20_body">The manager is effectively a singleton but there is no global variable to access it. Most high-level objects are passed a reference to the manager in their constructors.</text:p>
      <text:h text:style-name="Heading_20_3" text:outline-level="3">Plugins</text:h>
      <text:p text:style-name="Text_20_body">The absolute minimum required for a Tilde plugin is that it contains a class derived from <text:span text:style-name="Teletype">Tilde.Framework.Controller.IPlugin</text:span>. The plugin object is intended to be the manager object for the functionality provided by the plugin. </text:p>
      <text:p text:style-name="Text_20_body">When Tilde starts it searches the folder containing the Tilde executable for valid plugin assemblies. If it finds an assembly containing a class derived from <text:span text:style-name="Teletype">IPlugin</text:span> it instantiates an object of that type and calls the <text:span text:style-name="Teletype">Initialise()</text:span> member function. Plugins are initialised at startup before any projects are loaded and remain live for the lifetime of the Tilde application.</text:p>
      <text:p text:style-name="Text_20_body">The plugin can connect event listeners to the manager, so it could for example listen to <text:span text:style-name="Teletype">IProject.ProjectOpened</text:span> to perform further initialisation once a project is loaded.</text:p>
      <text:h text:style-name="Heading_20_3" text:outline-level="3">Windows</text:h>
      <text:h text:style-name="Heading_20_3" text:outline-level="3">Documents</text:h>
      <text:h text:style-name="Heading_20_3" text:outline-level="3">Projects</text:h>
      <text:p text:style-name="Text_20_body">At any time Tilde either has zero or one project open. Opening a new project can only occur after <text:soft-page-break/>the previous has been closed. The project is represented by an instance of the abstract base class <text:span text:style-name="Teletype">Project</text:span>. </text:p>
      <text:p text:style-name="Text_20_body">The <text:span text:style-name="Teletype">Project</text:span> class is responsible for loading the project file, represented by an instance of the abstract class <text:span text:style-name="Teletype">ProjectDocument</text:span>, derived from <text:span text:style-name="Teletype">Document</text:span>. Developers can use their own project file format by implementing custom <text:span text:style-name="Teletype">Project</text:span> and <text:span text:style-name="Teletype">ProjectDocument</text:span> classes. A project document can recursively reference other project files.</text:p>
      <text:p text:style-name="Text_20_body">A project mostly consists of a tree of folders and files, much like Visual Studio and other IDEs. The project hierarchy is represented by a tree of <text:span text:style-name="Teletype">ProjectItem</text:span> nodes. Subclasses of <text:span text:style-name="Teletype">ProjectItem</text:span> are used to represent the root of the tree (<text:span text:style-name="Teletype">RootItem</text:span>), each project file (<text:span text:style-name="Teletype">ProjectDocumentItem</text:span>), folders (<text:span text:style-name="Teletype">FolderItem</text:span>) and document files (<text:span text:style-name="Teletype">DocumentItem</text:span>).</text:p>
      <text:p text:style-name="Text_20_body">Tilde places few requirements on the project class; all it must provide is a project name and the files referenced by the project. It comes with support for the Visual Studio C++ Project file format, however other formats should be easy to add.</text:p>
      <text:p text:style-name="Text_20_body">Additional project-specific information can be stored in <text:span text:style-name="Teletype">ProjectItem.ProjectTag</text:span>. For example the <text:span text:style-name="Teletype">VCProjectDocument</text:span> stores the XML DOM object representing the folder or file in the source document. When Tilde modifies the project tree the specialised Project class is responsible for making the change in the source document. In this case the project retrieves the DOM nodes from the effected ProjectItems and modifies the XML accordingly. This way Tilde does not need to understand the entire contents of the source XML file, just enough to represent the file tree structure.</text:p>
      <text:p text:style-name="Text_20_body">Note that custom projects can be stored in any file format, not just XML.</text:p>
      <text:p text:style-name="Text_20_body">When loading a project file Tilde iterates through all the registered Project classes and calls the static method Project.CanLoad() with the file name as argument. If the Project can load that file format (based on the file name extension, or inspection of the file contents) it should return true.</text:p>
      <text:h text:style-name="Heading_20_3" text:outline-level="3">Options</text:h>
      <text:p text:style-name="Text_20_body">Options are maintained by the OptionsManager class, an instance of which is held by the Manager. Plugins can register objects derived from IOptions with the manager so that they are automatically saved and loaded as required, and displayed to the user in the options editor window.</text:p>
      <text:p text:style-name="Text_20_body">An individual option is a property in an IOptions-derived class with appropriate attributes. The attributes specify various names and labels, as well as where the option will be stored. Options can be stored in one of three locations:</text:p>
      <text:list xml:id="list31731448" text:style-name="L6">
        <text:list-item>
          <text:p text:style-name="P11">Project – These settings are specific to a particular project and are stored within the project's documents.</text:p>
        </text:list-item>
        <text:list-item>
          <text:p text:style-name="P11">User – Settings that are also specific to a project, but are stored in a separate user-specific file.</text:p>
        </text:list-item>
        <text:list-item>
          <text:p text:style-name="P11">Preferences – Global settings that are applied to all projects in Tilde, but are user-specific, and are stored in the registry.</text:p>
        </text:list-item>
      </text:list>
      <text:h text:style-name="Heading_20_2" text:outline-level="2">Writing a plugin</text:h>
      <text:h text:style-name="Heading_20_3" text:outline-level="3">Getting Started</text:h>
      <text:list xml:id="list31737140" text:style-name="L7">
        <text:list-item>
          <text:p text:style-name="P8">Use the Visual Studio "Add New Project" wizard to add a Visual C# Class Library.</text:p>
        </text:list-item>
        <text:list-item>
          <text:p text:style-name="P8">Modify the new project's properties to set the output directory to be the same as the TildeApp output directory.</text:p>
        </text:list-item>
        <text:list-item>
          <text:p text:style-name="P8"><text:soft-page-break/>Add a reference to the Framework assembly.</text:p>
        </text:list-item>
        <text:list-item>
          <text:p text:style-name="P8">Add a class (for example MyPlugin) derived from IPlugin.</text:p>
        </text:list-item>
        <text:list-item>
          <text:p text:style-name="P8">Add a member function public void Initialise(IManager manager<text:span text:style-name="T5">) see LuaPlugin.cs for an example.</text:span></text:p>
        </text:list-item>
      </text:list>
      <text:p text:style-name="P1">If you set a breakpoint in your Initialise() method you should find it being hit when you compile and run. You will also be able to see the plugin listed in the Tools/Plugins... window.</text:p>
      <text:h text:style-name="Heading_20_3" text:outline-level="3">Tool Windows</text:h>
      <text:list xml:id="list31738059" text:style-name="L8">
        <text:list-item>
          <text:p text:style-name="P9">Use the Visual Studio "Add New Item" wizard to add an Inherited Form.</text:p>
        </text:list-item>
        <text:list-item>
          <text:p text:style-name="P9">In the Inheritance Picker browse to the Framework.dll assembly in the bin directory.</text:p>
        </text:list-item>
        <text:list-item>
          <text:p text:style-name="P9">Select the Tilde.Framework.View.ToolWindow component.</text:p>
        </text:list-item>
        <text:list-item>
          <text:p text:style-name="P9">Open the form's Properties sheet.</text:p>
          <text:list>
            <text:list-item>
              <text:p text:style-name="P9">Modify the attributes in the Docking group as required to customise the docking behaviour.</text:p>
            </text:list-item>
            <text:list-item>
              <text:p text:style-name="P9">The Text attribute specifies the label that appears in menus and the panel.</text:p>
            </text:list-item>
          </text:list>
        </text:list-item>
        <text:list-item>
          <text:p text:style-name="P9">Open the form's source code.</text:p>
          <text:list>
            <text:list-item>
              <text:p text:style-name="P9">Add the ToolWindowAttribute class attribute to your class.</text:p>
            </text:list-item>
            <text:list-item>
              <text:p text:style-name="P9">Add a constructor that takes a single IManager argument; this is the one that is invoked when Tilde initialises your plugin.</text:p>
            </text:list-item>
            <text:list-item>
              <text:p text:style-name="P9">If you need to respond to Tilde events (such as projects or documents being opened) you should connect event handlers in the constructor.</text:p>
            </text:list-item>
          </text:list>
        </text:list-item>
      </text:list>
      <text:p text:style-name="Text_20_body">When you compile and run you should see your tool window listed in the View/... menu. When you select it your window should appear and will dock according to the properties you specified earlier.</text:p>
      <text:h text:style-name="Heading_20_3" text:outline-level="3">Documents </text:h>
      <text:list xml:id="list34250941" text:continue-list="list31738059" text:style-name="L8">
        <text:list-item text:start-value="1">
          <text:p text:style-name="P9">Use the Visual Studio "Add New Item" wizard to add a Class.</text:p>
        </text:list-item>
        <text:list-item>
          <text:p text:style-name="P9">Derive your class from Tilde.Framework.Model.Document.</text:p>
        </text:list-item>
        <text:list-item>
          <text:p text:style-name="P9">Add the DocumentClassAttribute to your class and specify the user-visible document type name, the name of the class used to view the document, and the list of file extensions the document type can represent.</text:p>
        </text:list-item>
        <text:list-item>
          <text:p text:style-name="P9">Add a constructor that takes an Imanager and filename string arguments, and passes these to the base() constructor.</text:p>
        </text:list-item>
        <text:list-item>
          <text:p text:style-name="P9">Implement the three virtual functions New(), Load() and Save().</text:p>
        </text:list-item>
      </text:list>
      <text:p text:style-name="Text_20_body">When you compile and run you should be able to right-click in the project tree and select "Add/New My Document" where the name is the one you specified in the DocumentClassAttribute. A new document named "New Document.ext" should be added to the project, where the extension is the first one in the array specified in the DocumentClassAttribute. Your document view should have opened and should be displaying the contents of the document.</text:p>
      <text:h text:style-name="Heading_20_3" text:outline-level="3">Document Views</text:h>
      <text:list xml:id="list34264968" text:continue-list="list34250941" text:style-name="L8">
        <text:list-item text:start-value="1">
          <text:p text:style-name="P9">Use the Visual Studio "Add New Item" wizard to add an Inherited Form.</text:p>
        </text:list-item>
        <text:list-item>
          <text:p text:style-name="P9"><text:soft-page-break/>In the Inheritance Picker browse to the Framework.dll assembly in the bin directory.</text:p>
        </text:list-item>
        <text:list-item>
          <text:p text:style-name="P9">Select the Tilde.Framework.View.DocumentView component.</text:p>
        </text:list-item>
        <text:list-item>
          <text:p text:style-name="P9">Open the form's Properties sheet.</text:p>
          <text:list>
            <text:list-item>
              <text:p text:style-name="P9">Modify the attributes in the Docking group as required to customise the docking behaviour.</text:p>
            </text:list-item>
            <text:list-item>
              <text:p text:style-name="P9">The Text property is controlled by the Tilde framework so you do not need to set it.</text:p>
            </text:list-item>
          </text:list>
        </text:list-item>
        <text:list-item>
          <text:p text:style-name="P9">Open the form's source code.</text:p>
          <text:list>
            <text:list-item>
              <text:p text:style-name="P9">Add a constructor that takes two arguments IManager and Document, and passes these to the base() constructor.</text:p>
            </text:list-item>
            <text:list-item>
              <text:p text:style-name="P9">If you need to respond to events or extract information from the document you should cast it to the expected document type and connect event handlers.</text:p>
            </text:list-item>
          </text:list>
        </text:list-item>
      </text:list>
      <text:h text:style-name="Heading_20_3" text:outline-level="3">Version control</text:h>
      <text:p text:style-name="Text_20_body">This functionality is not yet plugin-driven.</text:p>
      <text:p text:style-name="Text_20_body"/>
      <text:h text:style-name="Heading_20_1" text:outline-level="1">3<text:span text:style-name="T3">rd</text:span> Party Libraries</text:h>
      <text:h text:style-name="Heading_20_2" text:outline-level="2"><text:span text:style-name="T6"><text:line-break/></text:span>DockPanel Suite v2.2</text:h>
      <text:p text:style-name="Standard"><text:a xlink:type="simple" xlink:href="http://sourceforge.net/projects/dockpanelsuite/">http://sourceforge.net/projects/dockpanelsuite/</text:a></text:p>
      <text:p text:style-name="Text_20_body"><text:line-break/>Provides docking and MDI framework, for a Visual Studio look and feel.</text:p>
      <text:p text:style-name="Quotations">The MIT License<text:line-break/><text:line-break/>Copyright (c) 2007 Weifen Luo (email: weifenluo@yahoo.com)<text:line-break/><text:line-break/>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line-break/><text:line-break/>The above copyright notice and this permission notice shall be included in all copies or substantial portions of the Software.<text:line-break/><text:line-break/>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text:soft-page-break/>Scintilla control </text:h>
      <text:p text:style-name="Text_20_body"><text:a xlink:type="simple" xlink:href="http://scintilla.sourceforge.net/index.html">http://scintilla.sourceforge.net/index.html</text:a></text:p>
      <text:p text:style-name="Text_20_body"><text:line-break/>The text editing control; a fully featured embedded code editor.</text:p>
      <text:p text:style-name="Quotations">License for Scintilla and SciTE<text:line-break/><text:line-break/>Copyright 1998-2003 by Neil Hodgson &lt;neilh@scintilla.org&gt;<text:line-break/><text:line-break/>All Rights Reserved <text:line-break/><text:line-break/>Permission to use, copy, modify, and distribute this software and its <text:line-break/>documentation for any purpose and without fee is hereby granted, <text:line-break/>provided that the above copyright notice appear in all copies and that <text:line-break/>both that copyright notice and this permission notice appear in <text:line-break/>supporting documentation. <text:line-break/><text:line-break/>NEIL HODGSON DISCLAIMS ALL WARRANTIES WITH REGARD TO THIS <text:line-break/>SOFTWARE, INCLUDING ALL IMPLIED WARRANTIES OF MERCHANTABILITY <text:line-break/>AND FITNESS, IN NO EVENT SHALL NEIL HODGSON BE LIABLE FOR ANY <text:line-break/>SPECIAL, INDIRECT OR CONSEQUENTIAL DAMAGES OR ANY DAMAGES <text:line-break/>WHATSOEVER RESULTING FROM LOSS OF USE, DATA OR PROFITS, <text:line-break/>WHETHER IN AN ACTION OF CONTRACT, NEGLIGENCE OR OTHER <text:line-break/>TORTIOUS ACTION, ARISING OUT OF OR IN CONNECTION WITH THE USE <text:line-break/>OR PERFORMANCE OF THIS SOFTWARE. </text:p>
      <text:h text:style-name="Heading_20_2" text:outline-level="2">Scintilla.NET</text:h>
      <text:p text:style-name="Text_20_body"><text:a xlink:type="simple" xlink:href="http://www.codeplex.com/ScintillaNET">http://www.codeplex.com/ScintillaNET</text:a></text:p>
      <text:p text:style-name="Text_20_body">.NET wrapper for the Scintilla text editor (needed because Scintilla is a Win32/GTK native control).</text:p>
      <text:p text:style-name="Quotations">ScintillaNET is based on the Scintilla component by Neil Hodgson.<text:line-break/><text:line-break/>ScintillaNET is released on this same license.<text:line-break/><text:line-break/>The ScintillaNET bindings are Copyright 2002-2006 by Garrett Serack &lt;gserack@gmail.com&gt;<text:line-break/><text:line-break/>All Rights Reserved<text:line-break/><text:line-break/>Permission to use, copy, modify, and distribute this software and its documentation for any purpose and without fee is hereby granted, provided that the above copyright notice appear in all copies and that both that copyright notice and this permission notice appear in supporting documentation.<text:line-break/><text:line-break/>GARRETT SERACK AND ALL EMPLOYERS PAST AND PRESENT DISCLAIM ALL WARRANTIES WITH REGARD TO THIS SOFTWARE, INCLUDING ALL IMPLIED WARRANTIES OF MERCHANTABILITY AND FITNESS, IN NO <text:soft-page-break/>EVENT SHALL GARRETT SERACK AND ALL EMPLOYERS PAST AND PRESENT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Arial, sans-serif"/>
    <style:font-face style:name="StarSymbol" svg:font-family="StarSymbol"/>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zxx" fo:country="none"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zxx" fo:country="none"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shadow="none"/>
      <style:text-properties fo:font-variant="normal" fo:text-transform="none" fo:font-size="15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302</meta:generator>
    <meta:creation-date>2007-04-11T11:20:18</meta:creation-date>
    <dc:date>2012-01-09T14:12:36.10</dc:date>
    <dc:language>zxx</dc:language>
    <meta:editing-cycles>91</meta:editing-cycles>
    <meta:editing-duration>P6DT12H37M37S</meta:editing-duration>
    <meta:document-statistic meta:table-count="1" meta:image-count="0" meta:object-count="1" meta:page-count="11" meta:paragraph-count="182" meta:word-count="3150" meta:character-count="19860" meta:non-whitespace-character-count="1692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94bd5e" draw:textarea-horizontal-align="justify" draw:textarea-vertical-align="middle" draw:auto-grow-height="false"/>
    </style:style>
    <style:style style:name="gr3"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office:forms form:automatic-focus="false" form:apply-design-mode="false"/>
        <draw:custom-shape draw:style-name="gr1" draw:text-style-name="P2" xml:id="id1" draw:id="id1" draw:layer="layout" svg:width="5cm" svg:height="1cm" svg:x="10.5cm" svg:y="7.5cm">
          <text:p text:style-name="P1">Framework</text:p>
          <draw:enhanced-geometry svg:viewBox="0 0 21600 21600" draw:type="rectangle" draw:enhanced-path="M 0 0 L 21600 0 21600 21600 0 21600 0 0 Z N"/>
        </draw:custom-shape>
        <draw:custom-shape draw:style-name="gr2" draw:text-style-name="P1" xml:id="id2" draw:id="id2" draw:layer="layout" svg:width="5cm" svg:height="1cm" svg:x="10.5cm" svg:y="9.5cm">
          <text:p text:style-name="P1">WinFormsUI</text:p>
          <draw:enhanced-geometry svg:viewBox="0 0 21600 21600" draw:type="rectangle" draw:enhanced-path="M 0 0 L 21600 0 21600 21600 0 21600 0 0 Z N"/>
        </draw:custom-shape>
        <draw:custom-shape draw:style-name="gr1" draw:text-style-name="P2" xml:id="id3" draw:id="id3" draw:layer="layout" svg:width="5cm" svg:height="1cm" svg:x="7.5cm" svg:y="5.5cm">
          <text:p text:style-name="P1">CorePlugins</text:p>
          <draw:enhanced-geometry svg:viewBox="0 0 21600 21600" draw:type="rectangle" draw:enhanced-path="M 0 0 L 21600 0 21600 21600 0 21600 0 0 Z N"/>
        </draw:custom-shape>
        <draw:custom-shape draw:style-name="gr2" draw:text-style-name="P1" xml:id="id4" draw:id="id4" draw:layer="layout" svg:width="5cm" svg:height="1cm" svg:x="4.5cm" svg:y="9.5cm">
          <text:p text:style-name="P1">ScintillaNET</text:p>
          <draw:enhanced-geometry svg:viewBox="0 0 21600 21600" draw:type="rectangle" draw:enhanced-path="M 0 0 L 21600 0 21600 21600 0 21600 0 0 Z N"/>
        </draw:custom-shape>
        <draw:custom-shape draw:style-name="gr1" draw:text-style-name="P2" xml:id="id6" draw:id="id6" draw:layer="layout" svg:width="5cm" svg:height="1cm" svg:x="7.5cm" svg:y="3.5cm">
          <text:p text:style-name="P1">LuaDebugger</text:p>
          <draw:enhanced-geometry svg:viewBox="0 0 21600 21600" draw:type="rectangle" draw:enhanced-path="M 0 0 L 21600 0 21600 21600 0 21600 0 0 Z N"/>
        </draw:custom-shape>
        <draw:custom-shape draw:style-name="gr1" draw:text-style-name="P2" xml:id="id7" draw:id="id7" draw:layer="layout" svg:width="5cm" svg:height="1cm" svg:x="1.5cm" svg:y="3.5cm">
          <text:p text:style-name="P1">LuaSocketConnection</text:p>
          <draw:enhanced-geometry svg:viewBox="0 0 21600 21600" draw:type="rectangle" draw:enhanced-path="M 0 0 L 21600 0 21600 21600 0 21600 0 0 Z N"/>
        </draw:custom-shape>
        <draw:custom-shape draw:style-name="gr1" draw:text-style-name="P2" xml:id="id5" draw:id="id5" draw:layer="layout" svg:width="5cm" svg:height="1cm" svg:x="13.5cm" svg:y="5.5cm">
          <text:p text:style-name="P1">TildeApp</text:p>
          <draw:enhanced-geometry svg:viewBox="0 0 21600 21600" draw:type="rectangle" draw:enhanced-path="M 0 0 L 21600 0 21600 21600 0 21600 0 0 Z N"/>
        </draw:custom-shape>
        <draw:connector draw:style-name="gr3" draw:text-style-name="P2" draw:layer="layout" draw:type="curve" svg:x1="13cm" svg:y1="8.5cm" svg:x2="13cm" svg:y2="9.5cm" draw:start-shape="id1" draw:start-glue-point="2" draw:end-shape="id2" draw:end-glue-point="0" svg:d="m13000 8500v1000">
          <text:p/>
        </draw:connector>
        <draw:connector draw:style-name="gr3" draw:text-style-name="P2" draw:layer="layout" draw:type="curve" svg:x1="10cm" svg:y1="6.5cm" svg:x2="13cm" svg:y2="7.5cm" draw:start-shape="id3" draw:start-glue-point="2" draw:end-shape="id1" draw:end-glue-point="0" svg:d="m10000 6500c0-34324 3000-34824 3000 1000">
          <text:p/>
        </draw:connector>
        <draw:connector draw:style-name="gr3" draw:text-style-name="P2" draw:layer="layout" draw:type="curve" svg:x1="10cm" svg:y1="6.5cm" svg:x2="7cm" svg:y2="9.5cm" draw:start-shape="id3" draw:start-glue-point="2" draw:end-shape="id4" draw:end-glue-point="0" svg:d="m10000 6500c0-34324-3000-35824-3000 3000">
          <text:p/>
        </draw:connector>
        <draw:connector draw:style-name="gr3" draw:text-style-name="P2" draw:layer="layout" draw:type="curve" svg:x1="16cm" svg:y1="6.5cm" svg:x2="13cm" svg:y2="7.5cm" draw:start-shape="id5" draw:start-glue-point="2" draw:end-shape="id1" draw:end-glue-point="0" svg:d="m16000 6500c0-34324-3000-34824-3000 1000">
          <text:p/>
        </draw:connector>
        <draw:connector draw:style-name="gr3" draw:text-style-name="P2" draw:layer="layout" draw:type="curve" svg:x1="10cm" svg:y1="4.5cm" svg:x2="10cm" svg:y2="5.5cm" draw:start-shape="id6" draw:start-glue-point="2" draw:end-shape="id3" draw:end-glue-point="0" svg:d="m10000 4500v1000">
          <text:p/>
        </draw:connector>
        <draw:connector draw:style-name="gr3" draw:text-style-name="P2" draw:layer="layout" draw:type="curve" svg:x1="6.5cm" svg:y1="4cm" svg:x2="7.5cm" svg:y2="4cm" draw:start-shape="id7" draw:start-glue-point="1" draw:end-shape="id6" draw:end-glue-point="3" svg:d="m6500 4000h1000">
          <text:p/>
        </draw:connector>
      </draw:page>
    </office:graphics>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A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